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officeooo:rsid="00100d24" officeooo:paragraph-rsid="00100d2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 id dos produtos deve ser formado por 3 chaves pois percebi que com grande quantidade de pessoa criando produtos em grande quantidade seria praticamente impossível manter os id únicos por conta da concorrência quando salvos. Por conta disso determinei que o usuário vai ter sua chava relacionada a chave do <text:s/>produto por intermédio da chave do relacionamento entre o produto e o cliente, exemplo chaveDoUsuário+chaveEmpregado+chaveDoProduto/relaciona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pt" fo:country="PT"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6-23T15:34:40.136902658</dc:date>
    <meta:editing-duration>PT5M47S</meta:editing-duration>
    <meta:editing-cycles>1</meta:editing-cycles>
    <meta:document-statistic meta:table-count="0" meta:image-count="0" meta:object-count="0" meta:page-count="1" meta:paragraph-count="1" meta:word-count="66" meta:character-count="455" meta:non-whitespace-character-count="389"/>
  </office:meta>
</office:document-meta>
</file>